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8f2eb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7e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1839in" fo:min-width="5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4"><text:span text:style-name="T2">QUIET</text:span></text:p>
      <text:p text:style-name="P4">AREA</text:p>
      <text:p text:style-name="P2"><draw:custom-shape text:anchor-type="paragraph" draw:z-index="1" draw:style-name="gr1" svg:width="6.0421in" svg:height="2.3677in" svg:x="0.3252in" svg:y="1.176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30:23.409725194</dc:date>
    <meta:editing-duration>PT26M16S</meta:editing-duration>
    <meta:editing-cycles>13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9" meta:character-count="72" meta:non-whitespace-character-count="64"/>
  </office:meta>
</office:document-meta>
</file>